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F" svg:font-family="" style:font-pitch="variable"/>
    <style:font-face style:name="Mangal1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fo:margin-top="0.423cm" fo:margin-bottom="0.212cm"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Setting up files and folders</text:h>
      <text:h text:style-name="Heading_20_2" text:outline-level="2">Level</text:h>
      <text:p text:style-name="Standard">Beginners: Kids who are just starting out.</text:p>
      <text:p text:style-name="Standard">Yellow difficulty level.</text:p>
      <text:h text:style-name="Heading_20_2" text:outline-level="2">Time</text:h>
      <text:p text:style-name="Standard">15 to 30 minutes</text:p>
      <text:h text:style-name="Heading_20_2" text:outline-level="2">Challenge</text:h>
      <text:p text:style-name="Standard">Create a folder for Dojo files and be able to access files in the folder and save files to the folder.</text:p>
      <text:p text:style-name="Standard">Copy the file-extensions.htm file to this folder.</text:p>
      <text:p text:style-name="Standard">Ask a mentor for a sample file if necessary </text:p>
      <text:h text:style-name="Heading_20_2" text:outline-level="2">Progression</text:h>
      <text:p text:style-name="Standard">View file extensions: if you cannot see the .html part of a file name can you find out how to make it visible in the list of file names?</text:p>
      <text:p text:style-name="Standard">Edit the supplied file to list common file extensions (this reinforces our knowledge of list markup and table markup)</text:p>
      <text:h text:style-name="Heading_20_2" text:outline-level="2">Aims</text:h>
      <text:p text:style-name="Standard">Make sure everyone knows where their Dojo files are and can save files to that location.</text:p>
      <text:p text:style-name="Standard">Make sure everyone understands what a file extension is and can view file extensions.</text:p>
      <text:p text:style-name="Standard">Reinforce knowledge of list and table markup.</text:p>
      <text:h text:style-name="Heading_20_2" text:outline-level="2">Resources</text:h>
      <text:p text:style-name="Standard">file-extensions.html file<text:bookmark-start text:name="_GoBack"/>.</text:p>
      <text:p text:style-name="Standard"><text:bookmark-end text:name="_GoBack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2" svg:font-family="Mangal"/>
    <style:font-face style:name="F" svg:font-family="" style:font-pitch="variable"/>
    <style:font-face style:name="Mangal1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I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cm" fo:margin-bottom="0cm" fo:line-height="115%" fo:orphans="2" fo:widows="2" fo:hyphenation-ladder-count="no-limit" style:writing-mode="lr-tb"/>
      <style:text-properties style:use-window-font-color="true" style:font-name="Calibri" fo:font-size="11pt" fo:language="en" fo:country="IE" style:letter-kerning="true" style:font-name-asian="SimSun1" style:font-size-asian="11pt" style:language-asian="en" style:country-asian="IE" style:font-name-complex="F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24pt" fo:font-weight="bold" style:font-size-asian="24pt" style:font-weight-asian="bold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="100%" fo:margin-left="0cm" fo:margin-right="0cm" fo:margin-top="0.423cm" fo:margin-bottom="0cm" style:line-height-at-least="0.176cm" fo:text-indent="0cm" style:auto-text-indent="false" fo:padding-left="0cm" fo:padding-right="0cm" fo:padding-top="0.353cm" fo:padding-bottom="0cm" fo:border-left="none" fo:border-right="none" fo:border-top="0.11pt solid #000000" fo:border-bottom="none" style:vertical-align="baseline"/>
      <style:text-properties fo:color="#202020" style:font-name="Arial" fo:font-size="15.5pt" fo:font-weight="bold" style:font-name-asian="Times New Roman" style:font-size-asian="15.5pt" style:font-weight-asian="bold" style:font-name-complex="Arial" style:font-size-complex="15.5pt" style:font-weight-complex="bold"/>
    </style:style>
    <style:style style:name="Normal_20__28_Web_29_" style:display-name="Normal (Web)" style:family="paragraph" style:parent-style-name="Standard">
      <style:paragraph-properties fo:margin-top="0.423cm" fo:margin-bottom="0cm" style:line-height-at-least="0.176cm" style:vertical-align="baselin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itle" style:family="paragraph" style:parent-style-name="Standard" style:next-style-name="Subtitle" style:class="chapter">
      <style:paragraph-properties fo:margin-top="0cm" fo:margin-bottom="0.529cm" style:line-height-at-least="0.176cm" fo:text-align="center" style:justify-single-word="false" fo:padding-left="0cm" fo:padding-right="0cm" fo:padding-top="0cm" fo:padding-bottom="0.141cm" fo:border-left="none" fo:border-right="none" fo:border-top="none" fo:border-bottom="0.99pt solid #808080"/>
      <style:text-properties fo:color="#17365d" style:font-name="Cambria" fo:font-size="26pt" fo:letter-spacing="0.009cm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>
      <style:paragraph-properties fo:margin="100%" fo:margin-left="1.27cm" fo:margin-right="0cm" fo:text-indent="0cm" style:auto-text-indent="false"/>
    </style:style>
    <style:style style:name="Absatz-Standardschriftart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a20000" fo:language="zxx" fo:country="none" style:text-underline-style="none" style:language-asian="zxx" style:country-asian="none" style:language-complex="zxx" style:country-complex="none"/>
    </style:style>
    <style:style style:name="Heading_20_2_20_Char" style:display-name="Heading 2 Char" style:family="text" style:parent-style-name="Default_20_Paragraph_20_Font">
      <style:text-properties fo:color="#202020" style:font-name="Arial" fo:font-size="15.5pt" fo:font-weight="bold" style:font-name-asian="Times New Roman" style:font-size-asian="15.5pt" style:language-asian="en" style:country-asian="IE" style:font-weight-asian="bold" style:font-name-complex="Arial" style:font-size-complex="15.5pt" style:font-weight-complex="bold"/>
    </style:style>
    <style:style style:name="Title_20_Char" style:display-name="Title Char" style:family="text" style:parent-style-name="Default_20_Paragraph_20_Font">
      <style:text-properties fo:color="#17365d" style:font-name="Cambria" fo:font-size="26pt" fo:letter-spacing="0.009cm" style:letter-kerning="true" style:font-size-asian="26pt" style:font-name-complex="F" style:font-size-complex="26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.54cm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yleshoulden</meta:initial-creator>
    <meta:creation-date>2013-04-20T07:45:00</meta:creation-date>
    <dc:date>2013-05-03T21:36:52.52</dc:date>
    <meta:editing-cycles>3</meta:editing-cycles>
    <meta:editing-duration>PT1S</meta:editing-duration>
    <meta:generator>LibreOffice/3.5$Windows_x86 LibreOffice_project/165a79a-7059095-e13bb37-fef39a4-9503d18</meta:generator>
    <meta:document-statistic meta:table-count="0" meta:image-count="0" meta:object-count="0" meta:page-count="1" meta:paragraph-count="19" meta:word-count="149" meta:character-count="844" meta:non-whitespace-character-count="713"/>
    <meta:user-defined meta:name="AppVersion">14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